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1660000007732B552A2F0D56285.jpg" manifest:media-type="image/jpeg"/>
  <manifest:file-entry manifest:full-path="Pictures/10000201000000740000006FA010B2F770C25240.png" manifest:media-type="image/pn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1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Ubuntu Light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1"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paragraph-rsid="001f75f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paragraph-rsid="001f75f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1" fo:font-size="10pt" fo:font-weight="bold" officeooo:paragraph-rsid="0005f0db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1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9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6.5pt" style:font-size-asian="16.5pt" style:font-size-complex="16.5pt"/>
    </style:style>
    <style:style style:name="T9" style:family="text">
      <style:text-properties fo:color="#ff3333" style:font-name="Ubuntu Light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T12" style:family="text">
      <style:text-properties officeooo:rsid="001ee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7">Progressivo</text:p>
          </table:table-cell>
          <table:table-cell table:style-name="Tabella1.A1" table:number-columns-spanned="3" office:value-type="string">
            <text:p text:style-name="P7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7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table:number-columns-spanned="3" office:value-type="string">
            <text:p text:style-name="P19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18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8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11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16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10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21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16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7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31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16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13">PIANIFICAZIONE INTERVENTI <text:span text:style-name="T12">E VERIFICA DELL’EFFICAC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28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10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7">Responsabile</text:p>
          </table:table-cell>
          <table:covered-table-cell/>
          <table:covered-table-cell/>
          <table:table-cell table:style-name="Tabella1.J16" office:value-type="string">
            <text:p text:style-name="P7">Scadenza</text:p>
          </table:table-cell>
          <table:table-cell table:style-name="Tabella1.K16" table:number-columns-spanned="2" office:value-type="string">
            <text:p text:style-name="P7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22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23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20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9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6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6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7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8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I23" table:number-columns-spanned="2" office:value-type="string">
            <text:p text:style-name="P26">Data pianificata per la verifica</text:p>
          </table:table-cell>
          <table:covered-table-cell/>
          <table:table-cell table:style-name="Tabella1.I23" table:number-columns-spanned="3" office:value-type="string">
            <text:p text:style-name="P26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26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26">Descrizione/Note</text:p>
          </table:table-cell>
          <table:covered-table-cell/>
          <table:covered-table-cell/>
          <table:table-cell table:style-name="Tabella1.L23" office:value-type="string">
            <text:p text:style-name="P26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23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22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3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2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24"/>
          </table:table-cell>
        </table:table-row>
        <table:table-row table:style-name="Tabella1.1">
          <table:table-cell table:style-name="Tabella1.A30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7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28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H28" table:number-columns-spanned="3" office:value-type="string">
            <text:p text:style-name="P26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26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26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26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23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H29" table:number-columns-spanned="4" office:value-type="string">
            <text:p text:style-name="P23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22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24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1">
          <table:table-cell table:style-name="Tabella1.A32" table:number-columns-spanned="12" office:value-type="string">
            <text:p text:style-name="P30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14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9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6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15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15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35"><text:tab/><text:span text:style-name="T11">Firma RDQ</text:span></text:p>
      <text:p text:style-name="P36"><text:tab/>_______________________________</text:p>
      <text:p text:style-name="P33"/>
      <text:p text:style-name="P38"><text:tab/>Firma RAQ</text:p>
      <text:p text:style-name="P37"><text:tab/>_______________________________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1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3333" style:font-name="Ubuntu Light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1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A010B2F770C25240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32B552A2F0D56285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3T15:39:28.125991112</dc:date>
    <meta:editing-duration>P1DT13H34M5S</meta:editing-duration>
    <meta:editing-cycles>377</meta:editing-cycles>
    <meta:generator>LibreOffice/6.0.7.3$Linux_x86 LibreOffice_project/00m0$Build-3</meta:generator>
    <meta:document-statistic meta:table-count="1" meta:image-count="2" meta:object-count="0" meta:page-count="2" meta:paragraph-count="70" meta:word-count="233" meta:character-count="2109" meta:non-whitespace-character-count="1915"/>
    <meta:user-defined meta:name="Info 1"/>
    <meta:user-defined meta:name="Info 2"/>
    <meta:user-defined meta:name="Info 3"/>
    <meta:user-defined meta:name="Info 4"/>
  </office:meta>
</office:document-meta>
</file>